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E8E90t00" svg:font-family="E8E90t00"/>
    <style:font-face style:name="TTE1BF1A60t00" svg:font-family="TTE1BF1A60t00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font-name="TTE1BF1A60t00" fo:font-size="10pt" style:font-name-asian="TTE1BF1A60t00" style:font-size-asian="10pt" style:font-name-complex="TTE1BF1A60t00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2pt" style:font-name-asian="TTE1BF1A60t00" style:font-size-asian="12pt" style:font-name-complex="TTE1BF1A60t00" style:font-size-complex="12pt"/>
    </style:style>
    <style:style style:name="P4" style:family="paragraph" style:parent-style-name="Standard" style:list-style-name="">
      <style:paragraph-properties style:text-autospace="none"/>
      <style:text-properties style:font-name="Times New Roman" fo:font-size="12pt" style:font-size-asian="12pt" style:font-size-complex="12pt"/>
    </style:style>
    <style:style style:name="T1" style:family="text">
      <style:text-properties fo:font-size="12pt" style:font-name-asian="TTE1BF1A60t00" style:font-size-asian="12pt" style:font-name-complex="TTE1BF1A60t00" style:font-size-complex="12pt"/>
    </style:style>
    <style:style style:name="T2" style:family="text">
      <style:text-properties fo:font-size="12.5pt" style:font-name-asian="TTE1BF1A60t00" style:font-size-asian="12.5pt" style:font-name-complex="TTE1BF1A60t00" style:font-size-complex="12.5pt"/>
    </style:style>
    <style:style style:name="T3" style:family="text">
      <style:text-properties fo:font-size="8pt" style:font-name-asian="TTE1BF1A60t00" style:font-size-asian="8pt" style:font-name-complex="TTE1BF1A60t00" style:font-size-complex="8pt"/>
    </style:style>
    <style:style style:name="T4" style:family="text">
      <style:text-properties style:font-name="TTE1BF1A60t00" style:font-name-asian="TTE1BF1A60t00" style:font-name-complex="TTE1BF1A60t00"/>
    </style:style>
    <style:style style:name="T5" style:family="text">
      <style:text-properties fo:font-size="10pt"/>
    </style:style>
    <style:style style:name="T6" style:family="text">
      <style:text-properties style:font-name-asian="TTE1BF1A60t00"/>
    </style:style>
    <style:style style:name="T7" style:family="text">
      <style:text-properties style:font-name-asian="TTE1BF1A60t00" style:font-name-complex="TTE1BF1A60t00"/>
    </style:style>
    <style:style style:name="T8" style:family="text">
      <style:text-properties style:font-size-asian="10pt"/>
    </style:style>
    <style:style style:name="T9" style:family="text">
      <style:text-properties style:font-name-complex="TTE1BF1A60t00"/>
    </style:style>
    <style:style style:name="T10" style:family="text">
      <style:text-properties style:font-size-complex="10pt"/>
    </style:style>
    <style:style style:name="T11" style:family="text">
      <style:text-properties style:text-position="super 65%" fo:font-size="8pt" style:font-name-asian="TTE1BF1A60t00" style:font-size-asian="8pt" style:font-name-complex="TTE1BF1A60t00" style:font-size-complex="8pt"/>
    </style:style>
    <style:style style:name="T12" style:family="text">
      <style:text-properties fo:font-size="9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style:font-name-asian="TTE1BF1A60t00" style:font-size-asian="9pt" style:font-name-complex="TTE1BF1A60t00" style:font-size-complex="9pt"/>
    </style:style>
    <style:style style:name="T15" style:family="text">
      <style:text-properties style:font-size-asian="9pt"/>
    </style:style>
    <style:style style:name="T16" style:family="text">
      <style:text-properties style:font-size-complex="9pt"/>
    </style:style>
    <style:style style:name="T17" style:family="text">
      <style:text-properties fo:font-size="20pt" style:font-name-asian="E8E90t00" style:font-size-asian="20pt" style:font-name-complex="E8E90t00" style:font-size-complex="20pt"/>
    </style:style>
    <style:style style:name="T18" style:family="text">
      <style:text-properties fo:font-size="13pt" style:font-name-asian="E8E90t00" style:font-size-asian="13pt" style:font-name-complex="E8E90t00" style:font-size-complex="13pt"/>
    </style:style>
    <style:style style:name="T19" style:family="text">
      <style:text-properties style:font-name="E8E90t00" fo:font-size="20pt" style:font-name-asian="E8E90t00" style:font-size-asian="20pt" style:font-name-complex="E8E90t00" style:font-size-complex="20pt"/>
    </style:style>
    <style:style style:name="T20" style:family="text">
      <style:text-properties style:font-name="E8E90t00" fo:font-size="13pt" style:font-name-asian="E8E90t00" style:font-size-asian="13pt" style:font-name-complex="E8E90t00" style:font-size-complex="13pt"/>
    </style:style>
    <style:style style:name="T21" style:family="text">
      <style:text-properties style:font-name-asian="E8E90t00" style:font-name-complex="E8E90t00"/>
    </style:style>
    <style:style style:name="T22" style:family="text">
      <style:text-properties style:text-position="sub 35%" style:font-name-asian="E8E90t00" style:font-name-complex="E8E90t00"/>
    </style:style>
    <style:style style:name="T23" style:family="text">
      <style:text-properties style:text-position="sub 71%" style:font-name-asian="E8E90t00" style:font-name-complex="E8E90t00"/>
    </style:style>
    <style:style style:name="T24" style:family="text">
      <style:text-properties style:text-position="sub 71%" style:font-name="Times New Roman" fo:font-size="12pt" style:font-name-asian="E8E90t00" style:font-size-asian="12pt" style:font-name-complex="E8E90t00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ercizio sul test chi-quadro</text:p>
      <text:p text:style-name="P3"/>
      <text:p text:style-name="P2">Generata la sequenza numerica pseudo-casuale di 100 valori compresi tra 0 e 1 mediante il generatore congruente lineare <text:span text:style-name="T21">X</text:span><text:span text:style-name="T23">i+1</text:span><text:span text:style-name="T21"> = [(a X</text:span><text:span text:style-name="T24">i</text:span><text:span text:style-name="T21"> + c) mod m] /m <text:s/></text:span><text:span text:style-name="T1">(</text:span><text:span text:style-name="T2">c </text:span><text:span text:style-name="T1">= 0, </text:span><text:span text:style-name="T2">a </text:span><text:span text:style-name="T1">= 75, </text:span><text:span text:style-name="T2">m </text:span><text:span text:style-name="T1">= 2</text:span><text:span text:style-name="T11">31</text:span><text:span text:style-name="T3"> </text:span><text:span text:style-name="T1">– 1):</text:span></text:p>
      <text:p text:style-name="P1"><text:span text:style-name="T13"/></text:p>
      <text:p text:style-name="P4"><text:span text:style-name="T7">0.0001, 0.3154, 0.5561, 0.5865, 0.3277, 0.1896, 0.4704, 0.7886, 0.7930, 0.3469, 0.8350, 0.1942, 0.3097, 0.3457, 0.5346, 0.2970, 0.7115, 0.0770, 0.8342, 0.6684, 0.1749, 0.8677, 0.8898, 0.3044, 0.4617, 0.2693, 0.9196, 0.5392, 0.1600, 0.0119, 0.1032, 0.6220, 0.6245, 0.4746, 0.3608, 0.2823, 0.3264, 0.5641, 0.9104, 0.6534, 0.4704, 0.8255, 0.2266, 0.5336, 0.5152, 0.7269, 0.3163, 0.8471, 0.7271, 0.3641, 0.6649, 0.7773, 0.3777, 0.7491, 0.5926, 0.6651, 0.8652, 0.9766, 0.0921, 0.6056, 0.0465, 0.0452, 0.1629, 0.0071, 0.8414, 0.7708, 0.1382, 0.2975, 0.6445, 0.4098, 0.6825, 0.2954, 0.3622, 0.2541, 0.9946, 0.8857, 0.3319, 0.0632, 0.5102, 0.1327, 0.9111, 0.4598, 0.1208, 0.4151, 0.6932, 0.1539, 0.5008, 0.6151, 0.7020, 0.2782, 0.3641, 0.6649, 0.7773, 0.3777, 0.7491, 0.5926, 0.6651, 0.1629, 0.0927, 0.0954</text:span></text:p>
      <text:p text:style-name="P4"><text:span text:style-name="T7"/></text:p>
      <text:p text:style-name="P4"><text:span text:style-name="T7">convalidare con il test chi-quadro l’ipotesi di uniformità della sequenza genera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E8E90t00" svg:font-family="E8E90t00"/>
    <style:font-face style:name="TTE1BF1A60t00" svg:font-family="TTE1BF1A60t00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rgio Tasso</meta:initial-creator>
    <meta:creation-date>2011-03-22T21:57:28</meta:creation-date>
    <meta:document-statistic meta:table-count="0" meta:image-count="0" meta:object-count="0" meta:page-count="1" meta:paragraph-count="4" meta:word-count="153" meta:character-count="1089"/>
    <dc:date>2011-03-22T22:24:15</dc:date>
    <dc:creator>Sergio Tasso</dc:creator>
    <meta:editing-duration>PT00H10M47S</meta:editing-duration>
    <meta:editing-cycles>1</meta:editing-cycles>
    <meta:generator>OpenOffice.org/3.2$Unix OpenOffice.org_project/320m12$Build-9483</meta:generator>
  </office:meta>
</office:document-meta>
</file>